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mbria1" svg:font-family="Cambria" style:font-family-generic="roman"/>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anskrit Text" svg:font-family="'Sanskrit Text'" style:font-family-generic="system" style:font-pitch="variable"/>
  </office:font-face-decls>
  <office:automatic-styles>
    <style:style style:name="P1" style:family="paragraph" style:parent-style-name="Standard">
      <style:text-properties style:font-name="Cambria" style:font-name-complex="Sanskrit Text"/>
    </style:style>
    <style:style style:name="P2" style:family="paragraph" style:parent-style-name="Standard">
      <style:text-properties style:font-name="Cambria" officeooo:rsid="001a1ab0" officeooo:paragraph-rsid="001a1ab0" style:font-name-complex="Sanskrit Text"/>
    </style:style>
    <style:style style:name="P3" style:family="paragraph" style:parent-style-name="Standard">
      <style:text-properties fo:color="#000000" style:font-name="Cambria1" fo:font-weight="normal" officeooo:rsid="001b4cf2" officeooo:paragraph-rsid="001b4cf2" style:font-weight-asian="normal" style:font-weight-complex="normal"/>
    </style:style>
    <style:style style:name="P4" style:family="paragraph" style:parent-style-name="Standard">
      <style:text-properties fo:color="#000000" style:font-name="Cambria1" fo:font-weight="normal" officeooo:rsid="001b4cf2" officeooo:paragraph-rsid="001e90cc" style:font-weight-asian="normal" style:font-weight-complex="normal"/>
    </style:style>
    <style:style style:name="P5" style:family="paragraph" style:parent-style-name="Standard">
      <style:text-properties fo:color="#000000" style:font-name="Cambria1" fo:font-weight="normal" officeooo:rsid="001c9ba5" officeooo:paragraph-rsid="001c9ba5" style:font-weight-asian="normal" style:font-weight-complex="normal"/>
    </style:style>
    <style:style style:name="P6" style:family="paragraph" style:parent-style-name="Standard">
      <style:text-properties fo:color="#000000" style:font-name="Cambria1" fo:font-weight="normal" officeooo:rsid="001c9ba5" officeooo:paragraph-rsid="001d52c9" style:font-weight-asian="normal" style:font-weight-complex="normal"/>
    </style:style>
    <style:style style:name="P7" style:family="paragraph" style:parent-style-name="Standard">
      <style:text-properties fo:color="#000000" style:font-name="Cambria1" fo:font-weight="normal" officeooo:rsid="001d52c9" officeooo:paragraph-rsid="001d52c9" style:font-weight-asian="normal" style:font-weight-complex="normal"/>
    </style:style>
    <style:style style:name="P8" style:family="paragraph" style:parent-style-name="Standard">
      <style:text-properties fo:color="#000000" style:font-name="Cambria1" fo:font-weight="normal" officeooo:rsid="001d52c9" officeooo:paragraph-rsid="001e90cc" style:font-weight-asian="normal" style:font-weight-complex="normal"/>
    </style:style>
    <style:style style:name="P9" style:family="paragraph" style:parent-style-name="Standard">
      <style:text-properties fo:color="#000000" style:font-name="Cambria1" fo:font-weight="normal" officeooo:paragraph-rsid="001d52c9" style:font-weight-asian="normal" style:font-weight-complex="normal"/>
    </style:style>
    <style:style style:name="P10" style:family="paragraph" style:parent-style-name="Standard">
      <style:text-properties fo:color="#000000" style:font-name="Cambria1" fo:font-weight="normal" officeooo:rsid="001da18f" officeooo:paragraph-rsid="001da18f" style:font-weight-asian="normal" style:font-weight-complex="normal"/>
    </style:style>
    <style:style style:name="P11" style:family="paragraph" style:parent-style-name="Standard">
      <style:text-properties officeooo:rsid="001a1ab0" officeooo:paragraph-rsid="001a1ab0"/>
    </style:style>
    <style:style style:name="P12" style:family="paragraph" style:parent-style-name="Standard">
      <style:text-properties officeooo:rsid="001d52c9" officeooo:paragraph-rsid="001d52c9"/>
    </style:style>
    <style:style style:name="P13" style:family="paragraph" style:parent-style-name="Standard">
      <style:text-properties style:use-window-font-color="true" style:font-name="Cambria" fo:font-weight="normal" officeooo:rsid="001e90cc" officeooo:paragraph-rsid="001e90cc" style:font-weight-asian="normal" style:font-name-complex="Sanskrit Text" style:font-weight-complex="normal"/>
    </style:style>
    <style:style style:name="P14" style:family="paragraph" style:parent-style-name="Heading_20_1">
      <style:text-properties style:use-window-font-color="true" style:font-name="Cambria" fo:font-weight="bold" style:font-weight-asian="bold" style:font-name-complex="Sanskrit Text" style:font-weight-complex="bold"/>
    </style:style>
    <style:style style:name="P15" style:family="paragraph" style:parent-style-name="Heading_20_1">
      <style:text-properties style:use-window-font-color="true" style:font-name="Cambria" fo:font-weight="bold" style:font-weight-asian="bold" style:font-weight-complex="bold"/>
    </style:style>
    <style:style style:name="P16" style:family="paragraph" style:parent-style-name="Heading_20_2">
      <style:text-properties style:use-window-font-color="true" style:font-name="Cambria" fo:font-weight="bold" style:font-weight-asian="bold" style:font-name-complex="Sanskrit Text" style:font-weight-complex="bold"/>
    </style:style>
    <style:style style:name="P17" style:family="paragraph" style:parent-style-name="Heading_20_4">
      <style:text-properties style:use-window-font-color="true" style:font-name="Cambria" fo:font-weight="normal" style:font-weight-asian="normal" style:font-weight-complex="normal"/>
    </style:style>
    <style:style style:name="P18" style:family="paragraph" style:parent-style-name="Heading_20_4">
      <style:text-properties fo:color="#000000" style:font-name="Cambria1" fo:font-weight="normal" style:font-weight-asian="normal" style:font-weight-complex="normal"/>
    </style:style>
    <style:style style:name="P19" style:family="paragraph" style:parent-style-name="Standard">
      <style:text-properties officeooo:paragraph-rsid="001e90cc"/>
    </style:style>
    <style:style style:name="P20" style:family="paragraph" style:parent-style-name="Standard">
      <style:text-properties officeooo:rsid="001fe3b7" officeooo:paragraph-rsid="001fe3b7"/>
    </style:style>
    <style:style style:name="P21" style:family="paragraph" style:parent-style-name="Standard">
      <style:text-properties officeooo:rsid="002283f6" officeooo:paragraph-rsid="002283f6"/>
    </style:style>
    <style:style style:name="P22" style:family="paragraph" style:parent-style-name="Standard">
      <style:text-properties officeooo:rsid="00257912" officeooo:paragraph-rsid="00257912"/>
    </style:style>
    <style:style style:name="P23" style:family="paragraph" style:parent-style-name="Standard">
      <style:text-properties officeooo:rsid="00271a62" officeooo:paragraph-rsid="0028bd18"/>
    </style:style>
    <style:style style:name="P24" style:family="paragraph" style:parent-style-name="Standard">
      <style:text-properties officeooo:rsid="002a4597" officeooo:paragraph-rsid="002a4597"/>
    </style:style>
    <style:style style:name="P25" style:family="paragraph" style:parent-style-name="Standard">
      <style:text-properties style:use-window-font-color="true" style:font-name="Cambria" fo:font-weight="bold" officeooo:rsid="001ec49d" officeooo:paragraph-rsid="001ec49d" style:font-weight-asian="bold" style:font-name-complex="Sanskrit Text" style:font-weight-complex="bold"/>
    </style:style>
    <style:style style:name="P26" style:family="paragraph" style:parent-style-name="Standard">
      <style:text-properties style:use-window-font-color="true" style:font-name="Cambria" fo:font-weight="bold" officeooo:rsid="001ec49d" officeooo:paragraph-rsid="002a4597" style:font-weight-asian="bold" style:font-name-complex="Sanskrit Text" style:font-weight-complex="bold"/>
    </style:style>
    <style:style style:name="P27" style:family="paragraph" style:parent-style-name="Standard">
      <style:text-properties style:use-window-font-color="true" style:font-name="Cambria" fo:font-weight="bold" officeooo:rsid="001ec49d" officeooo:paragraph-rsid="002b8170" style:font-weight-asian="bold" style:font-name-complex="Sanskrit Text" style:font-weight-complex="bold"/>
    </style:style>
    <style:style style:name="P28" style:family="paragraph" style:parent-style-name="Standard">
      <style:text-properties style:use-window-font-color="true" style:font-name="Cambria" fo:font-weight="bold" officeooo:rsid="002b8170" officeooo:paragraph-rsid="002b8170" style:font-weight-asian="bold" style:font-name-complex="Sanskrit Text" style:font-weight-complex="bold"/>
    </style:style>
    <style:style style:name="P29" style:family="paragraph" style:parent-style-name="Standard">
      <style:text-properties style:use-window-font-color="true" style:font-name="Cambria" fo:font-weight="normal" officeooo:rsid="002a4597" officeooo:paragraph-rsid="002a4597" style:font-weight-asian="normal" style:font-name-complex="Sanskrit Text" style:font-weight-complex="normal"/>
    </style:style>
    <style:style style:name="P30" style:family="paragraph" style:parent-style-name="Standard">
      <style:text-properties style:use-window-font-color="true" style:font-name="Cambria" fo:font-weight="normal" officeooo:rsid="002a4597" officeooo:paragraph-rsid="002b8170" style:font-weight-asian="normal" style:font-name-complex="Sanskrit Text" style:font-weight-complex="normal"/>
    </style:style>
    <style:style style:name="P31" style:family="paragraph" style:parent-style-name="Standard">
      <style:text-properties style:use-window-font-color="true" style:font-name="Cambria" fo:font-weight="normal" officeooo:rsid="002b8170" officeooo:paragraph-rsid="002a4597" style:font-weight-asian="normal" style:font-name-complex="Sanskrit Text" style:font-weight-complex="normal"/>
    </style:style>
    <style:style style:name="P32" style:family="paragraph" style:parent-style-name="Standard">
      <style:text-properties style:use-window-font-color="true" style:font-name="Cambria" fo:font-weight="normal" officeooo:rsid="002b8170" officeooo:paragraph-rsid="002b8170" style:font-weight-asian="normal" style:font-name-complex="Sanskrit Text" style:font-weight-complex="normal"/>
    </style:style>
    <style:style style:name="P33" style:family="paragraph" style:parent-style-name="Standard">
      <style:text-properties style:font-name="Cambria1" officeooo:rsid="002b8170" officeooo:paragraph-rsid="002b8170"/>
    </style:style>
    <style:style style:name="P34" style:family="paragraph" style:parent-style-name="Heading_20_1" style:master-page-name="Standard">
      <style:paragraph-properties style:page-number="auto"/>
      <style:text-properties style:use-window-font-color="true" style:font-name="Cambria" fo:font-weight="bold" style:font-weight-asian="bold" style:font-name-complex="Sanskrit Text" style:font-weight-complex="bold"/>
    </style:style>
    <style:style style:name="P35" style:family="paragraph" style:parent-style-name="Heading_20_2">
      <style:text-properties style:use-window-font-color="true" style:font-name="Cambria" fo:font-weight="bold" style:font-weight-asian="bold" style:font-name-complex="Sanskrit Text" style:font-weight-complex="bold"/>
    </style:style>
    <style:style style:name="P36" style:family="paragraph" style:parent-style-name="Header">
      <style:text-properties fo:color="#999999" officeooo:rsid="0028bd18" officeooo:paragraph-rsid="0028bd18"/>
    </style:style>
    <style:style style:name="T1" style:family="text">
      <style:text-properties style:use-window-font-color="true" style:font-name="Cambria" fo:font-weight="normal" style:font-weight-asian="normal" style:font-name-complex="Sanskrit Text" style:font-weight-complex="normal"/>
    </style:style>
    <style:style style:name="T2" style:family="text">
      <style:text-properties style:use-window-font-color="true" style:font-name="Cambria" fo:font-weight="normal" officeooo:rsid="001e90cc" style:font-weight-asian="normal" style:font-name-complex="Sanskrit Text" style:font-weight-complex="normal"/>
    </style:style>
    <style:style style:name="T3" style:family="text">
      <style:text-properties style:use-window-font-color="true" style:font-name="Cambria" fo:font-weight="normal" officeooo:rsid="001ec49d" style:font-weight-asian="normal" style:font-name-complex="Sanskrit Text" style:font-weight-complex="normal"/>
    </style:style>
    <style:style style:name="T4" style:family="text">
      <style:text-properties style:use-window-font-color="true" style:font-name="Cambria" fo:font-weight="normal" officeooo:rsid="002156b2" style:font-weight-asian="normal" style:font-name-complex="Sanskrit Text" style:font-weight-complex="normal"/>
    </style:style>
    <style:style style:name="T5" style:family="text">
      <style:text-properties style:use-window-font-color="true" style:font-name="Cambria" fo:font-weight="normal" officeooo:rsid="0023cbfa" style:font-weight-asian="normal" style:font-name-complex="Sanskrit Text" style:font-weight-complex="normal"/>
    </style:style>
    <style:style style:name="T6" style:family="text">
      <style:text-properties style:use-window-font-color="true" style:font-name="Cambria" fo:font-weight="normal" officeooo:rsid="0028bd18" style:font-weight-asian="normal" style:font-name-complex="Sanskrit Text" style:font-weight-complex="normal"/>
    </style:style>
    <style:style style:name="T7" style:family="text">
      <style:text-properties style:use-window-font-color="true" style:font-name="Cambria" fo:font-weight="bold" officeooo:rsid="0023cbfa" style:font-weight-asian="bold" style:font-name-complex="Sanskrit Text" style:font-weight-complex="bold"/>
    </style:style>
    <style:style style:name="T8" style:family="text">
      <style:text-properties style:font-name="Cambria" style:font-name-complex="Sanskrit Text"/>
    </style:style>
    <style:style style:name="T9" style:family="text">
      <style:text-properties style:font-name="Cambria" officeooo:rsid="001a1ab0" style:font-name-complex="Sanskrit Text"/>
    </style:style>
    <style:style style:name="T10" style:family="text">
      <style:text-properties style:font-name="Cambria" officeooo:rsid="001a6923" style:font-name-complex="Sanskrit Text"/>
    </style:style>
    <style:style style:name="T11" style:family="text">
      <style:text-properties style:font-name="Cambria" officeooo:rsid="001b4cf2" style:font-name-complex="Sanskrit Text"/>
    </style:style>
    <style:style style:name="T12" style:family="text">
      <style:text-properties style:font-name="Cambria" officeooo:rsid="001d52c9" style:font-name-complex="Sanskrit Text"/>
    </style:style>
    <style:style style:name="T13" style:family="text">
      <style:text-properties officeooo:rsid="001b4cf2"/>
    </style:style>
    <style:style style:name="T14" style:family="text">
      <style:text-properties officeooo:rsid="001c9ba5"/>
    </style:style>
    <style:style style:name="T15" style:family="text">
      <style:text-properties officeooo:rsid="001d52c9"/>
    </style:style>
    <style:style style:name="T16" style:family="text">
      <style:text-properties officeooo:rsid="001e90cc"/>
    </style:style>
    <style:style style:name="T17" style:family="text">
      <style:text-properties officeooo:rsid="001ec49d"/>
    </style:style>
    <style:style style:name="T18" style:family="text">
      <style:text-properties officeooo:rsid="002b1670"/>
    </style:style>
    <style:style style:name="T19" style:family="text">
      <style:text-properties officeooo:rsid="002b8170"/>
    </style:style>
    <style:style style:name="T20" style:family="text">
      <style:text-properties fo:font-weight="normal" style:font-weight-asian="normal" style:font-weight-complex="normal"/>
    </style:style>
    <style:style style:name="T21" style:family="text">
      <style:text-properties officeooo:rsid="002d636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Introduction</text:h>
      <text:p text:style-name="P1">Falling words is a game that allows a user to test their typing speed. Words fall at different speeds and they must be caught (user input) before they fall off the screen (panel). The objective of this report is to show how the game was made successful using java concurrency methods. <text:s/></text:p>
      <text:h text:style-name="P14" text:outline-level="1">Method</text:h>
      <text:p text:style-name="P1">The skeleton code that was provided was insufficient to ensure that the game runs efficiently and therefore the following modifications were made.</text:p>
      <text:h text:style-name="P17" text:outline-level="4">Controller</text:h>
      <text:p text:style-name="Standard"><text:span text:style-name="T8">This is </text:span><text:bookmark text:name="_GoBack"/><text:span text:style-name="T8">a class that handles most of the work of the game. This class was added to help the game stick to Model View Controller </text:span><text:span text:style-name="T9">architecture</text:span><text:span text:style-name="T8">. Controller updates the view </text:span><text:span text:style-name="T9">and communicates with the classes Score and WordRecord. </text:span></text:p>
      <text:p text:style-name="P2">It has five boolean attributes; ended, paused, running, modified and newScore. These booleans give the state of the game at any one point. </text:p>
      <text:p text:style-name="P11"><text:span text:style-name="T11">A</text:span><text:span text:style-name="T8"> new contoller instance will take in the number of words falling at any moment, the total number of words, the array of words that are going to be falling at any moment and </text:span><text:span text:style-name="T11">a score object</text:span><text:span text:style-name="T8">. Controller will then set its attributes: noWords, totalWords, words (the array) and the score, to the ones that were passed when the new instance was created. An atomic integer is then set to zero which will be used to keep a count of the words </text:span><text:span text:style-name="T11">that are yet to fall</text:span><text:span text:style-name="T8">. Still withing the constructor, an array of </text:span><text:span text:style-name="T10">WordThread objects </text:span><text:span text:style-name="T12">is created</text:span><text:span text:style-name="T10"> for each of the words in the words array. All the boolean attributes except ended are set to false.</text:span></text:p>
      <text:p text:style-name="P12"><text:span text:style-name="T10">T</text:span><text:span text:style-name="T8">he descriptions for mathods in controller can be found in the documentation. </text:span></text:p>
      <text:h text:style-name="P18" text:outline-level="4">WordThread</text:h>
      <text:p text:style-name="P4">WordThread is an inner class of Contoller. It extends Thread and it is used to controll what happens to each word. A new WordThread is created by taking in a word of type WordRecord and a controller instance. It the has attributes word, controller, and a boolean destroyed. </text:p>
      <text:p text:style-name="P8">When run, while the game is not over and the thread has not been destroyed, if the game is paused, nothing is done. If the word was caught and the atomic integer in controller is not less than zero, the words is rest. If there are no more words left from the “reserve”, the thread is ended. If a word has been dropped, missed() in controller is called and the thread is also destroyed if there are no more words in the reserve. Otherwise, a word is dropped by one and the modified boolean in controller is set to true.</text:p>
      <text:p text:style-name="P10">The thread will then sleep for s duration of the word’s speed divided by 20 <text:span text:style-name="T16">before rerunning.</text:span></text:p>
      <text:h text:style-name="P18" text:outline-level="4">WordPanel</text:h>
      <text:p text:style-name="P9"><text:span text:style-name="T15">Word panel is started when the start is clicked. In run(), the panel will repaint if there there is a a change in the contoller i.e. isChanged() is called that returns </text:span><text:soft-page-break/><text:span text:style-name="T15">the boolean modified within contoller. If the game is paused, it continues without repainting. If the game is not running, repaint will place on the screen a prompt to press start and the current scores. <text:s/></text:span></text:p>
      <text:h text:style-name="P18" text:outline-level="4">WordRecord</text:h>
      <text:p text:style-name="P7">A boolean caught was added to Word record and method caught() that returns the boolean. When matchWord is called, caught is set to true and when the word is reset, it set back to false. </text:p>
      <text:h text:style-name="P18" text:outline-level="4">WordAp<text:span text:style-name="T13">p</text:span></text:h>
      <text:p text:style-name="P3">When WordApp is run, on top of the task the main method was performing previously, it creates a new contoller insance of Controller. <text:span text:style-name="T14">When setting up the GUI, after the labels for the scores are created, a new Jlabel table is created and the table scoresTable in controller is set to that table. This was done in order to update the scores without having to pass the values back to the mainApp. </text:span></text:p>
      <text:p text:style-name="P5">The action listener for the text field was changed so that when the user types in a word, the actio<text:span text:style-name="T16">n</text:span> performed will be calling checkAnswer method within the controller cl<text:span text:style-name="T16">a</text:span>ss which will check if the answer is correct.</text:p>
      <text:p text:style-name="P6">The action listener for the start button checks if the fame has been restarted, either while <text:span text:style-name="T15">the game is running or has ended, and it refreshes the game (controller.resetGame()). If the button text is “Start”, it will simply start the game by calling runGame() in the controller class.</text:span></text:p>
      <text:p text:style-name="P7">The pause button will pause the game if the game is running and if pressed again, the game will continue (controller.continueGame()).</text:p>
      <text:p text:style-name="P7">The end button calls controller’s endGame() and the exit button terminates the whole game GUI.</text:p>
      <text:h text:style-name="P16" text:outline-level="2">Concurrency</text:h>
      <text:p text:style-name="P13">In the controller, all the booleans, and the wordCount are variables that are modified and accessed by different thread (either a wordThread or the WordPanel). The booleans were therefore all set to volatile and the wordCount made an atomic integer. </text:p>
      <text:p text:style-name="P19"><text:span text:style-name="T2">The following methods are used by threads or change or use variables that are used by threads and were therefore made synchronized: CheckAn</text:span><text:span text:style-name="T3">s</text:span><text:span text:style-name="T2">wer,</text:span><text:span text:style-name="T3"> missed, resetState, endThread, getScores and all the methods that return the volatile booleans.</text:span></text:p>
      <text:p text:style-name="P20"><text:span text:style-name="T3">A </text:span><text:span text:style-name="T1">number of WordThreads equal to the number of words to be falling at a time are created when the game is run (start/restart). The threads deal with individual words. WordRecord was already made with synchronized methods so when a thread calls a method from Word record </text:span><text:span text:style-name="T4">safety is ensured. Threads also do not manipulate the same WordRecord. </text:span></text:p>
      <text:p text:style-name="P21"><text:span text:style-name="T4">W</text:span><text:span text:style-name="T1">hen a Word is dropped, missed in controller is called. Within missed, <text:s/>updateScores is called. Update scores contains uses a lock to esnure that the score labels are only being updated one thread a time. It is in a try/ finally block </text:span><text:soft-page-break/><text:span text:style-name="T1">that updates the scores if they need to be, then unlocks. <text:s/></text:span><text:span text:style-name="T5">The block ensures that there is no deadlock whereby a thread hold the lock and cannot manipulate the data. </text:span></text:p>
      <text:p text:style-name="P22"><text:span text:style-name="T7">Validation</text:span></text:p>
      <text:p text:style-name="P23"><text:span text:style-name="T1">The game was run with different number of words from 5 – 50 total words and different words falling at a time. The game was played in three ways. Firstly, all the words are missed. </text:span><text:span text:style-name="T6">The next way was to catch all and finally miss some and catch all.</text:span></text:p>
      <text:p text:style-name="P24"><text:span text:style-name="T1">Bad interleaving was discovered when the last word is caught or missed. The game would end and the atomic count would be reset before a thread would end. The thread would then assume that there are words left and the game would not end, but one thread would remain running. This was modified by having </text:span></text:p>
      <text:h text:style-name="P16" text:outline-level="2">MV<text:span text:style-name="T17">C</text:span></text:h>
      <text:p text:style-name="P27">Controller</text:p>
      <text:p text:style-name="P30">The controller in this game is the Controller class <text:span text:style-name="T19">together with the WordThread inner class</text:span>. When a user clicks a button or enters a word. Methods from controller will be called and controller will <text:span text:style-name="T18">set specific variables as true for the panel thread to know. Contoller also updates the scores and hence the score labels when there is a new score, i.e. when missed or caught.</text:span></text:p>
      <text:p text:style-name="P32">Once there is any modification made on the panel, it calls resetState in contoller to let it know that it saw the change (made by a word) and sets the modified boolean to false. A drop in a word sets the modified boolean t in controller to true which the panel will see and update. </text:p>
      <text:p text:style-name="P25">View</text:p>
      <text:p text:style-name="P32">The view is the WordPanel and WordApp. WordApp creates the main GUI and WordPanel is where the words fall. The user sees the falling words and can interract with the game through the buttons and the text input. When the user performs an action, the action listeners in WordApp will let the contoller know by calling the methods as described above.</text:p>
      <text:p text:style-name="P26">Model</text:p>
      <text:p text:style-name="P28"><text:span text:style-name="T20">The model part of the game are the classes WordRecord, Score and WordDictionary.</text:span> <text:span text:style-name="T20">The controller will update the score and retreive score information before updating the view. The WordThreads will use methods in the WordRecord class to modify aspects about each word and get information on their state. <text:s/></text:span></text:p>
      <text:p text:style-name="P31"/>
      <text:p text:style-name="Standard"/>
      <text:h text:style-name="P16" text:outline-level="2"><text:s/></text:h>
      <text:p text:style-name="Standard"/>
      <text:h text:style-name="P15" text:outline-level="1"><text:soft-page-break/>Conclusion</text:h>
      <text:p text:style-name="P33">Ensuring <text:span text:style-name="T21">that the game is thread safe was done by synchronization and locking. The game also had to ensure that all operations were r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mbria1" svg:font-family="Cambria" style:font-family-generic="roman"/>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anskrit Text" svg:font-family="'Sanskrit Tex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KE"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KE"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fo:language="en" fo:country="GB"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fo:language="en" fo:country="GB"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fo:language="en" fo:country="GB"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2f5496" style:font-name="Calibri Light" fo:font-family="'Calibri Light'" style:font-family-generic="roman" style:font-pitch="variable" fo:language="en" fo:country="GB"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999999" officeooo:rsid="0028bd18" officeooo:paragraph-rsid="0028bd18"/>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NDKNIC00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eta Nduku</meta:initial-creator>
    <meta:editing-cycles>6</meta:editing-cycles>
    <meta:creation-date>2019-09-28T11:46:00</meta:creation-date>
    <dc:date>2019-09-29T12:27:09.467343918</dc:date>
    <meta:editing-duration>PT2H27M41S</meta:editing-duration>
    <meta:generator>LibreOffice/6.0.7.3$Linux_X86_64 LibreOffice_project/00m0$Build-3</meta:generator>
    <meta:document-statistic meta:table-count="0" meta:image-count="0" meta:object-count="0" meta:page-count="4" meta:paragraph-count="43" meta:word-count="1302" meta:character-count="7419" meta:non-whitespace-character-count="6138"/>
    <meta:user-defined meta:name="AppVersion">16.0000</meta:user-defined>
    <meta:user-defined meta:name="ContentTypeId">0x010100DEAC778B8D440E41BD63D4A6C75DE03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